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2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1pt" fo:language="en" fo:country="US" style:text-underline-style="none" fo:font-weight="normal" officeooo:paragraph-rsid="00079b2a" style:font-name-asian="Calibri1" style:font-size-asian="11pt" style:font-weight-asian="normal" style:font-name-complex="Calibri1" style:font-size-complex="11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282cm" style:contextual-spacing="true" fo:text-indent="0cm" style:auto-text-indent="false"/>
    </style:style>
    <style:style style:name="P8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9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1a861" officeooo:paragraph-rsid="0001a861"/>
    </style:style>
    <style:style style:name="P10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294a8" officeooo:paragraph-rsid="000294a8"/>
    </style:style>
    <style:style style:name="P11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294a8" officeooo:paragraph-rsid="00048918"/>
    </style:style>
    <style:style style:name="P12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294a8" officeooo:paragraph-rsid="0005fb26"/>
    </style:style>
    <style:style style:name="P13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294a8" officeooo:paragraph-rsid="000754ab"/>
    </style:style>
    <style:style style:name="P14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35f4e" officeooo:paragraph-rsid="00035f4e"/>
    </style:style>
    <style:style style:name="P15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48918" officeooo:paragraph-rsid="00048918"/>
    </style:style>
    <style:style style:name="P16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754ab" officeooo:paragraph-rsid="000754ab"/>
    </style:style>
    <style:style style:name="P17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officeooo:rsid="00079b2a" officeooo:paragraph-rsid="00079b2a"/>
    </style:style>
    <style:style style:name="P18" style:family="paragraph" style:parent-style-name="List_20_Paragraph" style:list-style-name="WWNum1">
      <style:text-properties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P19" style:family="paragraph" style:parent-style-name="Standard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officeooo:paragraph-rsid="00079b2a" style:font-name-asian="Calibri1" style:font-size-asian="11pt" style:font-name-complex="Calibri1" style:font-size-complex="11pt"/>
    </style:style>
    <style:style style:name="P24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79b2a" officeooo:paragraph-rsid="00079b2a" style:font-name-asian="Calibri1" style:font-size-asian="11pt" style:font-name-complex="Calibri1" style:font-size-complex="11pt"/>
    </style:style>
    <style:style style:name="P25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79b2a" officeooo:paragraph-rsid="00079b2a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paragraph-rsid="0001a861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294a8" officeooo:paragraph-rsid="000294a8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48918" officeooo:paragraph-rsid="00048918" style:font-name-asian="Calibri1" style:font-size-asian="11pt" style:font-name-complex="Calibri1" style:font-size-complex="11pt"/>
    </style:style>
    <style:style style:name="P29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48918" officeooo:paragraph-rsid="0005fb26" style:font-name-asian="Calibri1" style:font-size-asian="11pt" style:font-name-complex="Calibri1" style:font-size-complex="11pt"/>
    </style:style>
    <style:style style:name="P30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754ab" officeooo:paragraph-rsid="000754ab" style:font-name-asian="Calibri1" style:font-size-asian="11pt" style:font-name-complex="Calibri1" style:font-size-complex="11pt"/>
    </style:style>
    <style:style style:name="P31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officeooo:rsid="0001a861" officeooo:paragraph-rsid="0001a861" style:font-name-asian="Calibri1" style:font-size-asian="11pt" style:font-name-complex="Calibri1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P33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35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size="11pt" fo:language="en" fo:country="US" style:text-underline-style="none" officeooo:paragraph-rsid="0001a861" style:font-name-asian="Calibri1" style:font-size-asian="11pt" style:font-name-complex="Calibri1" style:font-size-complex="11pt"/>
    </style:style>
    <style:style style:name="P36" style:family="paragraph" style:parent-style-name="Standard">
      <style:text-properties style:font-name="Calibri" fo:font-size="14pt" fo:language="en" fo:country="US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style:font-name="Calibri" fo:font-size="14pt" fo:language="en" fo:country="US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officeooo:paragraph-rsid="0001a861"/>
    </style:style>
    <style:style style:name="T1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2" style:family="text">
      <style:text-properties style:font-name="Calibri" fo:font-size="11pt" fo:language="en" fo:country="US" officeooo:rsid="0000d561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fo:language="en" fo:country="US" officeooo:rsid="000294a8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fo:language="en" fo:country="US" officeooo:rsid="00048918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fo:language="en" fo:country="US" officeooo:rsid="0005fb26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fo:language="en" fo:country="US" officeooo:rsid="000754ab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fo:language="en" fo:country="US" officeooo:rsid="00079b2a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fo:language="en" fo:country="US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T9" style:family="text">
      <style:text-properties style:font-name="Calibri" fo:font-size="11pt" fo:language="en" fo:country="US" fo:font-weight="bold" style:font-name-asian="Calibri1" style:font-size-asian="11pt" style:font-weight-asian="bold" style:font-name-complex="Calibri1" style:font-size-complex="11pt" style:font-weight-complex="bold"/>
    </style:style>
    <style:style style:name="T10" style:family="text">
      <style:text-properties style:font-name="Calibri" fo:font-size="11pt" fo:language="en" fo:country="US" style:text-underline-style="none" fo:font-weight="bold" style:font-name-asian="Calibri1" style:font-size-asian="11pt" style:font-weight-asian="bold" style:font-name-complex="Calibri1" style:font-size-complex="11pt" style:font-weight-complex="bold"/>
    </style:style>
    <style:style style:name="T11" style:family="text">
      <style:text-properties style:font-name="Calibri" fo:font-size="11pt" fo:language="en" fo:country="US" style:text-underline-style="none" style:font-name-asian="Calibri1" style:font-size-asian="11pt" style:font-name-complex="Calibri1" style:font-size-complex="11pt"/>
    </style:style>
    <style:style style:name="T12" style:family="text">
      <style:text-properties officeooo:rsid="00079b2a"/>
    </style:style>
    <style:style style:name="T1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S224 / Lab 7. <text:s text:c="15"/></text:span><text:tab/></text:p>
      <text:p text:style-name="Standard"><text:span text:style-name="T1">Sec 2 </text:span><text:tab/><text:tab/><text:tab/><text:span text:style-name="T1">Sec 2</text:span></text:p>
      <text:p text:style-name="P1">Utku Kurtulmus <text:s text:c="14"/>Barkın Saday</text:p>
      <text:p text:style-name="Standard"><text:span text:style-name="T1">ID:21903025</text:span><text:tab/><text:tab/><text:span text:style-name="T1">ID:2190</text:span><text:span text:style-name="T2">2967</text:span></text:p>
      <text:p text:style-name="P1"/>
      <text:p text:style-name="P36">PART2_B</text:p>
      <text:list xml:id="list2167335918" text:style-name="WWNum1">
        <text:list-item>
          <text:p text:style-name="P18">SFRs</text:p>
        </text:list-item>
      </text:list>
      <text:p text:style-name="P20">I-O Devices</text:p>
      <text:p text:style-name="P2">A DC motor-&gt;PORTA, <text:s/>TRISA, LATA</text:p>
      <text:p text:style-name="P2">2 Button Switches -&gt;PORTE, <text:s/>TRISE, LATE</text:p>
      <text:p text:style-name="P2"/>
      <text:p text:style-name="P7"><text:span text:style-name="T1"><text:s text:c="6"/></text:span><text:span text:style-name="T9"><text:s/></text:span><text:span text:style-name="T8">b)</text:span><text:span text:style-name="T10"> <text:s/></text:span><text:span text:style-name="T8">code</text:span></text:p>
      <text:p text:style-name="P2"/>
      <text:p text:style-name="P2">#include &lt;P32.xxxx.h&gt;</text:p>
      <text:p text:style-name="P2"><text:s/></text:p>
      <text:p text:style-name="P3">//DC motor </text:p>
      <text:p text:style-name="P3">// J4: Control1 : 10, MOTOR1:3 </text:p>
      <text:p text:style-name="P3">// <text:s text:c="4"/>Control2 : 2, MOTOR2:6</text:p>
      <text:p text:style-name="P3"><text:s/></text:p>
      <text:p text:style-name="P3">//Push Buttons</text:p>
      <text:p text:style-name="P3">//J1 Button0 : 1</text:p>
      <text:p text:style-name="P3">// <text:s text:c="2"/>Button1 : 10</text:p>
      <text:p text:style-name="P3"><text:s/></text:p>
      <text:p text:style-name="P3">void main() {</text:p>
      <text:p text:style-name="P3"><text:s/></text:p>
      <text:p text:style-name="P3">AD1PCFG = 0xFFFF; <text:s text:c="5"/>// Configure AN pins as digital I/O</text:p>
      <text:p text:style-name="P3">JTAGEN_bit = 0; <text:s text:c="7"/>// Disable JTAG</text:p>
      <text:p text:style-name="P3"><text:s/></text:p>
      <text:p text:style-name="P3">TRISE = 0xFFFF <text:s text:c="8"/>//portE inputs(switch buttons)</text:p>
      <text:p text:style-name="P3">TRISA = 0x0000 <text:s text:c="8"/>//portA outputs for DC motor</text:p>
      <text:p text:style-name="P3"><text:s/></text:p>
      <text:p text:style-name="P3">LATA = 0Xffff; //default values</text:p>
      <text:p text:style-name="P3">LATE = 0X0000; //default values</text:p>
      <text:p text:style-name="P3"><text:s/></text:p>
      <text:p text:style-name="P3"><text:s/></text:p>
      <text:p text:style-name="P3">while(1) {</text:p>
      <text:p text:style-name="P3"><text:s text:c="2"/>if(PORTEbits.RB0 &amp; PORTEbits.RB1) { //if you push two button at the same time, no turn</text:p>
      <text:p text:style-name="P8"><text:span text:style-name="T1"><text:s text:c="2"/></text:span><text:tab/><text:span text:style-name="T1">PORTAbits.CONTROL1 = 0;</text:span></text:p>
      <text:p text:style-name="P8"><text:span text:style-name="T1"><text:s text:c="2"/></text:span><text:tab/><text:span text:style-name="T1">PORTAbits.CONTROL2 = 0;</text:span></text:p>
      <text:p text:style-name="P3"><text:s text:c="2"/>}</text:p>
      <text:p text:style-name="P3"><text:soft-page-break/><text:s text:c="2"/>else{</text:p>
      <text:p text:style-name="P8"><text:span text:style-name="T1"><text:s text:c="2"/></text:span><text:tab/><text:span text:style-name="T1">PORTAbits.CONTROL1 = PORTEbits.RB0; //if you push button 0(RB0) turn counter-clockwise</text:span></text:p>
      <text:p text:style-name="P8"><text:span text:style-name="T1"><text:s text:c="2"/></text:span><text:tab/><text:span text:style-name="T1">PORTAbits.CONTROL2 = PORTEbits.RB1; //if you push button 1(RB1) turn clockwise</text:span></text:p>
      <text:p text:style-name="P8"><text:span text:style-name="T1"><text:s text:c="2"/>}</text:span><text:tab/><text:tab/></text:p>
      <text:p text:style-name="P3">}</text:p>
      <text:p text:style-name="P3"><text:s/></text:p>
      <text:p text:style-name="P3">}</text:p>
      <text:p text:style-name="P3"/>
      <text:p text:style-name="P37">PART2_C</text:p>
      <text:p text:style-name="P6"/>
      <text:p text:style-name="P32">c) SFRs</text:p>
      <text:p text:style-name="P34">I-O Devices</text:p>
      <text:p text:style-name="P34">Seven Segment Module--&gt; &gt; D-&gt;TRISA, PORTA, </text:p>
      <text:p text:style-name="P34"><text:s text:c="8"/>AN-&gt;TRISE, PORTE</text:p>
      <text:p text:style-name="P32">d) code</text:p>
      <text:p text:style-name="P2">/*</text:p>
      <text:p text:style-name="P3">Configuration for the code below:</text:p>
      <text:p text:style-name="P3"><text:s/></text:p>
      <text:p text:style-name="P3">Connect portA to J1 Port of 4 Digit Seven Segment Module</text:p>
      <text:p text:style-name="P3">Jumpers of portA are : 5V, pull down ( top one to left, other to right )</text:p>
      <text:p text:style-name="P3"><text:s/></text:p>
      <text:p text:style-name="P3">Connect portE to J2 Port of 4 Digit Seven Segment Module</text:p>
      <text:p text:style-name="P3">Jumpers of portE are : 5V, pull down ( top one to left, other to right )</text:p>
      <text:p text:style-name="P3">*/</text:p>
      <text:p text:style-name="P3"><text:s/></text:p>
      <text:p text:style-name="P3">// Hexadecimal values for digits in 7 segment</text:p>
      <text:p text:style-name="P3">unsigned char binary_pattern[]={0x3F,0x06,0x5B,0x4F,0x66,0x6D,0x7D,0x07,0x7F,0x6F};</text:p>
      <text:p text:style-name="P3"><text:s/></text:p>
      <text:p text:style-name="P3">void main() {</text:p>
      <text:p text:style-name="P3"><text:s/></text:p>
      <text:p text:style-name="P3">AD1PCFG = 0xFFFF; <text:s text:c="5"/>// Configure AN pins as digital I/O</text:p>
      <text:p text:style-name="P3">JTAGEN_bit = 0; <text:s text:c="7"/>// Disable JTAG</text:p>
      <text:p text:style-name="P3"><text:s text:c="4"/></text:p>
      <text:p text:style-name="P3">TRISA = 0x00; <text:s/>//portA is output to D</text:p>
      <text:p text:style-name="P3">TRISE = 0X00; <text:s/>//portE is output to AN</text:p>
      <text:p text:style-name="P3"><text:s/></text:p>
      <text:p text:style-name="P3">int i = 1;</text:p>
      <text:p text:style-name="P3">while(1)</text:p>
      <text:p text:style-name="P3">{ <text:s text:c="2"/></text:p>
      <text:p text:style-name="P3"><text:s text:c="5"/>//Digit1</text:p>
      <text:p text:style-name="P3"><text:soft-page-break/><text:s text:c="5"/>PORTA=binary_pattern[i % 10];</text:p>
      <text:p text:style-name="P3"><text:s text:c="5"/>PORTE=0x01;</text:p>
      <text:p text:style-name="P3"><text:s text:c="5"/>Delay_ms(1);</text:p>
      <text:p text:style-name="P3"><text:s text:c="5"/></text:p>
      <text:p text:style-name="P3"><text:s text:c="5"/>// Digit 2</text:p>
      <text:p text:style-name="P3"><text:s text:c="5"/>PORTA=binary_pattern[(i + 1) % 10]; <text:s text:c="4"/>// Put 2 to the second digit</text:p>
      <text:p text:style-name="P3"><text:s text:c="5"/>PORTE=0x02; <text:s text:c="17"/>// Open second digit</text:p>
      <text:p text:style-name="P3"><text:s text:c="5"/>Delay_ms(1);</text:p>
      <text:p text:style-name="P3"><text:s text:c="5"/></text:p>
      <text:p text:style-name="P3"><text:s text:c="5"/>// Digit 3</text:p>
      <text:p text:style-name="P3"><text:s text:c="5"/>PORTA=binary_pattern[(i + 2) % 10];</text:p>
      <text:p text:style-name="P3"><text:s text:c="5"/>PORTE=0x04;</text:p>
      <text:p text:style-name="P3"><text:s text:c="5"/>Delay_ms(1);</text:p>
      <text:p text:style-name="P3"><text:s text:c="5"/></text:p>
      <text:p text:style-name="P3"><text:s text:c="5"/>// Digit 4</text:p>
      <text:p text:style-name="P3"><text:s text:c="5"/>PORTA=binary_pattern[(i + 3) % 10];</text:p>
      <text:p text:style-name="P3"><text:s text:c="5"/>PORTE=0x08;</text:p>
      <text:p text:style-name="P3"><text:s text:c="5"/>Delay_ms(1);</text:p>
      <text:p text:style-name="P3"><text:s/></text:p>
      <text:p text:style-name="P3"><text:s/></text:p>
      <text:p text:style-name="P3"><text:s text:c="5"/>Delay_ms(1000); // wait 1 second</text:p>
      <text:p text:style-name="P3"><text:s text:c="5"/>i++; </text:p>
      <text:p text:style-name="P3">}</text:p>
      <text:p text:style-name="P3"><text:s/></text:p>
      <text:p text:style-name="P3">}//main</text:p>
      <text:p text:style-name="P3"/>
      <text:p text:style-name="P3"/>
      <text:p text:style-name="P37">PART2_D</text:p>
      <text:p text:style-name="P4">e) SFRs</text:p>
      <text:p text:style-name="P4"/>
      <text:p text:style-name="P23">I-O Devices</text:p>
      <text:p text:style-name="P24">8 LED outputs → LATA , TRISA</text:p>
      <text:p text:style-name="P5"><text:span text:style-name="T12">3</text:span> Button Switches → PORTE, <text:s/>TRISE</text:p>
      <text:p text:style-name="P4"/>
      <text:p text:style-name="P4">f) code</text:p>
      <text:p text:style-name="P38"><text:span text:style-name="T13"><text:tab/></text:span><text:span text:style-name="T11">void main() { <text:line-break/><text:line-break/> <text:s/><text:line-break/><text:line-break/>AD1PCFG = 0xFFFF; <text:s text:c="6"/><text:line-break/><text:line-break/>JTAGEN_bit = 0; <text:s text:c="5"/><text:line-break/><text:line-break/></text:span><text:soft-page-break/><text:span text:style-name="T11"> <text:s/><text:line-break/><text:line-break/>TRISA = 0; //PORTA is output for LEDs <text:line-break/><text:line-break/>TRISE = 1; //PORTE is input to read push-buttons <text:line-break/><text:line-break/> <text:s/><text:line-break/><text:line-break/>int speed = 1000; // one second (default), make it smaller for faster demonstration <text:line-break/><text:line-break/>Delay_ms(speed); <text:line-break/><text:line-break/> <text:s/><text:line-break/><text:line-break/>int c = 0 //counter <text:line-break/><text:line-break/>LATA = 0xffff; //LEDs off by default <text:line-break/><text:line-break/>LATE = 0x0000; <text:s/><text:line-break/><text:line-break/> <text:s/><text:line-break/><text:line-break/>//Loop <text:line-break/><text:line-break/>while(1)//always keep going <text:line-break/><text:line-break/>{<text:tab/> <text:line-break/><text:line-break/><text:tab/>PORTE = 0x0000;//reset push-buttons <text:line-break/><text:line-break/><text:tab/>if(PORTEbits.RF2 == 1)//reset is pressed <text:line-break/><text:line-break/><text:tab/>{ <text:line-break/><text:line-break/><text:tab/><text:tab/>LATA = 0b11111111; <text:line-break/><text:line-break/><text:tab/><text:tab/>c = <text:s/>0; <text:line-break/><text:line-break/><text:tab/><text:tab/>continue; <text:line-break/><text:line-break/><text:tab/>} <text:line-break/><text:line-break/> <text:s/><text:line-break/><text:line-break/></text:span><text:soft-page-break/><text:span text:style-name="T11"><text:tab/>//1 is pressed, 0 is unpressed <text:line-break/><text:line-break/><text:tab/>if(PORTEbits.RF0 == 1 &amp;&amp; PORTEbits.RF1 == 1) //if both pressed, ignore <text:s/><text:line-break/><text:line-break/><text:tab/>{ <text:line-break/><text:line-break/><text:tab/><text:tab/>continue; <text:line-break/><text:line-break/><text:tab/>} <text:line-break/><text:line-break/><text:tab/>else if(PORTEbits.RF0 == 1)//left to right (RF0 is pressed) <text:line-break/><text:line-break/><text:tab/>{ <text:line-break/><text:line-break/><text:tab/><text:tab/>LATA = c % 128; <text:line-break/><text:line-break/><text:tab/><text:tab/>c++; <text:s/><text:line-break/><text:line-break/><text:tab/>} <text:line-break/><text:line-break/><text:tab/>else if(PORTEbits.RF1 == 1)//right to left (RF1 is pressed) <text:line-break/><text:line-break/><text:tab/>{<text:tab/> <text:line-break/><text:line-break/><text:tab/><text:tab/>LATA.F0 = ((c % 128) &amp; 0b10000000) != 0; <text:line-break/><text:line-break/><text:tab/><text:tab/>LATA.F1 = ((c % 128) &amp; 0b01000000) != 0; <text:line-break/><text:line-break/><text:tab/><text:tab/>LATA.F2 = ((c % 128) &amp; 0b00100000) != 0; <text:line-break/><text:line-break/><text:tab/><text:tab/>LATA.F3 = ((c % 128) &amp; 0b00010000) != 0; <text:line-break/><text:line-break/><text:tab/><text:tab/>LATA.F4 = ((c % 128) &amp; 0b00001000) != 0; <text:line-break/><text:line-break/><text:tab/><text:tab/>LATA.F5 = ((c % 128) &amp; 0b00000100) != 0; <text:line-break/><text:line-break/><text:tab/><text:tab/>LATA.F6 = ((c % 128) &amp; 0b00000010) != 0; <text:line-break/><text:line-break/><text:tab/><text:tab/>LATA.F7 = ((c % 128) &amp; 0b00000001) != 0; <text:line-break/><text:line-break/><text:tab/><text:tab/>c++; <text:line-break/><text:line-break/><text:tab/>} <text:line-break/><text:line-break/></text:span><text:soft-page-break/><text:span text:style-name="T11"> <text:line-break/><text:line-break/><text:tab/>Delay_ms(speed); <text:line-break/>} <text:line-break/>}//end of main</text:span></text:p>
      <text:p text:style-name="P31"/>
      <text:p text:style-name="P26"><text:s text:c="4"/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2:56:52.106782300</meta:creation-date>
    <dc:date>2022-05-09T02:01:03.964000000</dc:date>
    <meta:initial-creator>Utku Kurtulmuş</meta:initial-creator>
    <meta:generator>LibreOffice/7.3.1.3$Windows_X86_64 LibreOffice_project/a69ca51ded25f3eefd52d7bf9a5fad8c90b87951</meta:generator>
    <meta:editing-duration>PT17M9S</meta:editing-duration>
    <meta:editing-cycles>2</meta:editing-cycles>
    <meta:document-statistic meta:table-count="0" meta:image-count="0" meta:object-count="0" meta:page-count="6" meta:paragraph-count="108" meta:word-count="559" meta:character-count="3569" meta:non-whitespace-character-count="2638"/>
    <meta:user-defined meta:name="AppVersion">16.0000</meta:user-defined>
    <meta:template xlink:type="simple" xlink:actuate="onRequest" xlink:title="Normal.dotm" xlink:href=""/>
  </office:meta>
</office:document-meta>
</file>